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0c0d96" officeooo:paragraph-rsid="000c0d96" style:font-size-asian="14pt" style:font-size-complex="14pt"/>
    </style:style>
    <style:style style:name="P2" style:family="paragraph" style:parent-style-name="Standard">
      <style:text-properties fo:font-size="22pt" style:text-underline-style="solid" style:text-underline-width="auto" style:text-underline-color="font-color" officeooo:rsid="000c0d96" officeooo:paragraph-rsid="000c0d96" style:font-size-asian="22pt" style:font-size-complex="22pt"/>
    </style:style>
    <style:style style:name="P3" style:family="paragraph" style:parent-style-name="Text_20_body">
      <style:text-properties fo:background-color="transparent"/>
    </style:style>
    <style:style style:name="P4" style:family="paragraph" style:parent-style-name="Heading_20_2">
      <style:text-properties fo:font-size="14pt" officeooo:rsid="000c4040" officeooo:paragraph-rsid="000c4040" fo:background-color="transparent" style:font-size-asian="14pt" style:font-size-complex="14pt"/>
    </style:style>
    <style:style style:name="P5" style:family="paragraph" style:parent-style-name="Standard">
      <style:text-properties fo:font-size="14pt" officeooo:rsid="000c4040" officeooo:paragraph-rsid="000c4040" style:font-size-asian="14pt" style:font-size-complex="14pt"/>
    </style:style>
    <style:style style:name="P6" style:family="paragraph" style:parent-style-name="Standard">
      <style:text-properties fo:font-size="14pt" officeooo:rsid="000cf264" officeooo:paragraph-rsid="000cf264" style:font-size-asian="14pt" style:font-size-complex="14pt"/>
    </style:style>
    <style:style style:name="P7" style:family="paragraph" style:parent-style-name="Standard">
      <style:text-properties fo:font-size="14pt" officeooo:rsid="000c0d96" officeooo:paragraph-rsid="000c0d96" style:font-size-asian="14pt" style:font-size-complex="14pt"/>
    </style:style>
    <style:style style:name="P8" style:family="paragraph" style:parent-style-name="Standard">
      <style:text-properties fo:font-size="14pt" fo:font-weight="normal" officeooo:rsid="000cf264" officeooo:paragraph-rsid="000cf264" style:font-size-asian="14pt" style:font-weight-asian="normal" style:font-size-complex="14pt" style:font-weight-complex="normal"/>
    </style:style>
    <style:style style:name="P9" style:family="paragraph" style:parent-style-name="Standard">
      <style:text-properties fo:font-size="14pt" fo:font-weight="normal" officeooo:rsid="000cf264" officeooo:paragraph-rsid="0016b7d5" style:font-size-asian="14pt" style:font-weight-asian="normal" style:font-size-complex="14pt" style:font-weight-complex="normal"/>
    </style:style>
    <style:style style:name="P10" style:family="paragraph" style:parent-style-name="Standard">
      <style:text-properties fo:font-size="14pt" fo:font-weight="normal" officeooo:rsid="0014235a" officeooo:paragraph-rsid="0014235a" style:font-size-asian="14pt" style:font-weight-asian="normal" style:font-size-complex="14pt" style:font-weight-complex="normal"/>
    </style:style>
    <style:style style:name="P11" style:family="paragraph" style:parent-style-name="Standard">
      <style:text-properties fo:font-size="14pt" fo:font-weight="normal" officeooo:rsid="0016b7d5" officeooo:paragraph-rsid="0016b7d5" style:font-size-asian="14pt" style:font-weight-asian="normal" style:font-size-complex="14pt" style:font-weight-complex="normal"/>
    </style:style>
    <style:style style:name="P12" style:family="paragraph" style:parent-style-name="Standard">
      <style:text-properties fo:color="#ce181e" fo:font-size="14pt" style:text-underline-style="solid" style:text-underline-width="auto" style:text-underline-color="font-color" officeooo:rsid="000c4040" officeooo:paragraph-rsid="0014b8e7" style:font-size-asian="14pt" style:font-size-complex="14pt"/>
    </style:style>
    <style:style style:name="P13" style:family="paragraph" style:parent-style-name="Standard">
      <style:text-properties fo:color="#ce181e" fo:font-size="14pt" fo:font-style="italic" fo:font-weight="normal" officeooo:rsid="000cf264" officeooo:paragraph-rsid="000cf264" style:font-size-asian="14pt" style:font-style-asian="italic" style:font-weight-asian="normal" style:font-size-complex="14pt" style:font-style-complex="italic" style:font-weight-complex="normal"/>
    </style:style>
    <style:style style:name="P14" style:family="paragraph" style:parent-style-name="Text_20_body">
      <style:text-properties officeooo:paragraph-rsid="000f7eaa"/>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solid" style:text-underline-width="auto" style:text-underline-color="font-color" officeooo:paragraph-rsid="0014b8e7"/>
    </style:style>
    <style:style style:name="P17" style:family="paragraph" style:parent-style-name="Text_20_body">
      <style:text-properties officeooo:paragraph-rsid="0014b8e7"/>
    </style:style>
    <style:style style:name="P18" style:family="paragraph" style:parent-style-name="Text_20_body">
      <style:text-properties officeooo:rsid="0014b8e7" officeooo:paragraph-rsid="0014b8e7"/>
    </style:style>
    <style:style style:name="P19" style:family="paragraph" style:parent-style-name="Text_20_body">
      <style:text-properties fo:color="#ce181e" fo:font-style="italic" officeooo:rsid="0014b8e7" officeooo:paragraph-rsid="0014b8e7" style:font-style-asian="italic" style:font-style-complex="italic"/>
    </style:style>
    <style:style style:name="P20" style:family="paragraph" style:parent-style-name="Text_20_body">
      <style:text-properties officeooo:rsid="0016b7d5" officeooo:paragraph-rsid="0016b7d5"/>
    </style:style>
    <style:style style:name="P21" style:family="paragraph" style:parent-style-name="Text_20_body">
      <style:text-properties fo:font-size="14pt" officeooo:rsid="000c4040" style:font-size-asian="14pt" style:font-size-complex="14pt"/>
    </style:style>
    <style:style style:name="P22" style:family="paragraph" style:parent-style-name="Heading_20_2">
      <style:text-properties fo:font-size="14pt" officeooo:rsid="000c0d96" officeooo:paragraph-rsid="000c0d96" style:font-size-asian="14pt" style:font-size-complex="14pt"/>
    </style:style>
    <style:style style:name="P23" style:family="paragraph" style:parent-style-name="Heading_20_3">
      <style:text-properties fo:font-size="14pt" officeooo:rsid="000cf264" officeooo:paragraph-rsid="000cf264" style:font-size-asian="14pt" style:font-size-complex="14pt"/>
    </style:style>
    <style:style style:name="T1" style:family="text">
      <style:text-properties officeooo:rsid="000d98d1"/>
    </style:style>
    <style:style style:name="T2" style:family="text">
      <style:text-properties fo:background-color="transparent" loext:char-shading-value="0"/>
    </style:style>
    <style:style style:name="T3" style:family="text">
      <style:text-properties officeooo:rsid="000f7eaa"/>
    </style:style>
    <style:style style:name="T4" style:family="text">
      <style:text-properties officeooo:rsid="000fb780"/>
    </style:style>
    <style:style style:name="T5" style:family="text">
      <style:text-properties officeooo:rsid="0014235a"/>
    </style:style>
    <style:style style:name="T6" style:family="text">
      <style:text-properties fo:font-weight="bold"/>
    </style:style>
    <style:style style:name="T7" style:family="text">
      <style:text-properties fo:font-weight="bold" officeooo:rsid="0014235a"/>
    </style:style>
    <style:style style:name="T8" style:family="text">
      <style:text-properties officeooo:rsid="0014b8e7"/>
    </style:style>
    <style:style style:name="T9" style:family="text">
      <style:text-properties fo:font-size="14pt"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10" style:family="text">
      <style:text-properties officeooo:rsid="00170d2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rtUpWeekend</text:p>
      <text:p text:style-name="P1"/>
      <text:p text:style-name="P1"/>
      <text:p text:style-name="P12">Texte de présentation : </text:p>
      <text:h text:style-name="P22" text:outline-level="2">Une édition #<text:span text:style-name="T5">WEB MOBILE</text:span></text:h>
      <text:p text:style-name="P1"><text:span text:style-name="T5">C</text:span>ette année, les participants vont rendre le monde plus <text:span text:style-name="T5">mobile</text:span> en mettant <text:span text:style-name="T6">la technologie au service d</text:span><text:span text:style-name="T7">u Web Mobile</text:span>. Chaque équipe va travailler sur un projet répondant à un besoin du marché d<text:span text:style-name="T5">u Web Mobile</text:span>, tenter d’y apporter une solution et trouver un modèle économique viable.</text:p>
      <text:p text:style-name="P1"/>
      <text:p text:style-name="P5"/>
      <text:h text:style-name="P4" text:outline-level="2">PARTEZ A L’AVENTURE !</text:h>
      <text:p text:style-name="P3">Vous avez une idée de startup que vous souhaitez tester ou vous ne résistez pas à l’appel de l’aventure entrepreneuriale ?</text:p>
      <text:p text:style-name="P3">Vous avez envie de mettre en avant une compétence, une expérience, une formation… Que vous soyez seul ou en groupe, avec ou sans idée, armez-vous de votre créativité et venez développer un projet pour une épopée de 54h à <text:span text:style-name="T1">LA MANU à Amiens</text:span> !</text:p>
      <text:p text:style-name="P3">Bénéficiez de conseils, de coaching et découvrez des outils pour concrétiser votre projet. Testez votre pitch devant un jury d’experts et remportez de nombreux prix originaux ! (accompagnement, entrée en incubation…) Un événement pour apprendre à porter un projet d'entreprise d'innovante.</text:p>
      <text:p text:style-name="P14"><text:span text:style-name="T2">Mais on ne s’arrête pas le dimanche !</text:span></text:p>
      <text:p text:style-name="P14"><text:span text:style-name="T2"> </text:span><text:span text:style-name="Strong_20_Emphasis"><text:span text:style-name="T2">Après les 54 heures, c’est un réel accompagnement qui est proposé et qui part de la pré-incubation pour aboutir à la création d’entreprise .</text:span></text:span></text:p>
      <text:p text:style-name="P17"><text:span text:style-name="T9"/></text:p>
      <text:p text:style-name="P19"><text:span text:style-name="T9">Infos pratiques</text:span></text:p>
      <text:p text:style-name="P18"><text:span text:style-name="T9"/></text:p>
      <text:p text:style-name="P17"><text:span text:style-name="T9">Ce qui est compris dans mon billet</text:span></text:p>
      <text:p text:style-name="P16">Participation au Startup Weekend <text:span text:style-name="T3">LA MANU AMIENS, </text:span></text:p>
      <text:p text:style-name="P14">Vous pourrez proposer de travailler sur votre propre projet ou rejoindre une équipe si vous n'en n'avez pas ou s'il n'a pas été retenu par les autres participants. A la fin du week-end, vous défendrez votre travail avec votre équipe devant un jury d'expert pour tenter de remporter la première place !</text:p>
      <text:p text:style-name="P15">Un accompagnement professionnel</text:p>
      <text:p text:style-name="Text_20_body">Vous serez accompagnés par notre équipe de coachs tous issus d'horizons différents et qui répondront à toutes vos interrogations pour tirer le meilleur de votre projet sur le temps imparti : startupers, chefs d'entreprises, avocats, créatifs, commerciaux, ... <text:line-break/>Un entrepreneur doit lui aussi se former en permanence ! Des conférences sur des sujets directement liés à l'entrepreneuriat et à la créativité vous seront également proposées.</text:p>
      <text:p text:style-name="P15"><text:soft-page-break/>Pension complète</text:p>
      <text:p text:style-name="Text_20_body">Pour bien travailler, il faut prendre des forces. Vous disposerez de 7 repas (2 petits-déjeuners, 4 repas et 1 cocktail dînatoire) fournis par les partenaires locaux que nous avons sélectionnés pour vous. Les rafraîchissements (eau &amp; soda), les snacks (barres chocolatées et fruits) et le café sont à volonté !<text:line-break/>Pour bien travailler, il faut aussi bien se reposer. Des salles de repos, des douches et des dortoirs seront à votre disposition pour vous ressourcer au cours du week-end. Si vous souhaitez réserver un hôtel pour garantir une bonne nuit de sommeil, nous vous orienterons vers un de nos partenaires pour obtenir des tarifs préférentiels !</text:p>
      <text:p text:style-name="P15">Des récompenses</text:p>
      <text:p text:style-name="Text_20_body">A votre arrivée, vous recevrez votre pack de bienvenue qui contient un t-shirt aux couleurs du Startup Weekend <text:span text:style-name="T4">LA MANUAMIENS </text:span>2019, une écocup, un mug et plusieurs autres surprises ! En fonction de votre classement, vous gagnerez également des lots incroyables parmi ceux que vous réservent nos partenaires !<text:line-break/><text:line-break/><text:line-break/>Lors de la dernière édition, plus de 60 participants venus de toute la France et de la Belgique se sont réunis autour de 11 projets qui ont réinventé la formation. Cette année, ce sont à nouveau 60 participants qui vont venir rendre le monde plus <text:span text:style-name="T10">mobile,</text:span></text:p>
      <text:p text:style-name="Text_20_body"/>
      <text:p text:style-name="P21"/>
      <text:p text:style-name="P13">Texte contact :</text:p>
      <text:p text:style-name="P10">e<text:span text:style-name="T8">mail : </text:span><text:a xlink:type="simple" xlink:href="mailto:contact-amiens@lamanufr" text:style-name="Internet_20_link" text:visited-style-name="Visited_20_Internet_20_Link"><text:span text:style-name="T8">contact-amiens@lamanufr</text:span></text:a></text:p>
      <text:p text:style-name="P10"/>
      <text:p text:style-name="P11">Réseaux sociaux :</text:p>
      <text:p text:style-name="P11">f</text:p>
      <text:p text:style-name="P11">tweeter</text:p>
      <text:p text:style-name="P11"/>
      <text:p text:style-name="P9"/>
      <text:p text:style-name="P13">Texte ou nous trouver : </text:p>
      <text:p text:style-name="P8"/>
      <text:h text:style-name="P23" text:outline-level="3">Adresse</text:h>
      <text:p text:style-name="P20">LA MANU</text:p>
      <text:p text:style-name="Text_20_body">70 Rue des Jacobins</text:p>
      <text:p text:style-name="Text_20_body">80090 Amiens</text:p>
      <text:p text:style-name="Text_20_body"/>
      <text:p text:style-name="Text_20_body"><text:a xlink:type="simple" xlink:href="https://www.eventbrite.com/e/billets-startup-weekend-valenciennes-crea-2019-58748099146?aff=erelexpmlt#map-target" text:style-name="Internet_20_link" text:visited-style-name="Visited_20_Internet_20_Link">Afficher la carte</text: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5:54:55.367779491</meta:creation-date>
    <dc:date>2019-10-08T12:16:26.594883274</dc:date>
    <meta:editing-duration>PT1H20M3S</meta:editing-duration>
    <meta:editing-cycles>19</meta:editing-cycles>
    <meta:generator>LibreOffice/6.0.7.3$Linux_X86_64 LibreOffice_project/00m0$Build-3</meta:generator>
    <meta:document-statistic meta:table-count="0" meta:image-count="0" meta:object-count="0" meta:page-count="2" meta:paragraph-count="31" meta:word-count="566" meta:character-count="3453" meta:non-whitespace-character-count="2911"/>
  </office:meta>
</office:document-meta>
</file>